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D4100001EB3596999C7.svm"/>
  <manifest:file-entry manifest:media-type="" manifest:full-path="Pictures/2000000700007F5400005123E96F84A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center"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Footnote">
      <style:paragraph-properties fo:margin-left="0cm" fo:margin-right="0cm" fo:text-align="justify" style:justify-single-word="false" fo:text-indent="0cm" style:auto-text-indent="false"/>
    </style:style>
    <style:style style:name="P10"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list-style-name="L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list-style-name="L4">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list-style-name="L5">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6">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17" style:family="paragraph" style:parent-style-name="Standard" style:list-style-name="L3">
      <style:paragraph-properties fo:text-align="justify" style:justify-single-word="false"/>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font-name="Courier New" fo:font-size="11pt" fo:font-style="normal" style:font-size-asian="11pt" style:font-style-asian="normal" style:font-size-complex="11pt" style:font-style-complex="normal"/>
    </style:style>
    <style:style style:name="T7" style:family="text">
      <style:text-properties fo:font-weight="bold" style:font-weight-asian="bold" style:font-weight-complex="bold"/>
    </style:style>
    <style:style style:name="T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NA DAY 2</text:p>
      <text:p text:style-name="P1">OSI and TCP/IP models</text:p>
      <text:p text:style-name="P1"/>
      <text:p text:style-name="P4"/>
      <text:p text:style-name="P3">Un peu d'histoire ?</text:p>
      <text:p text:style-name="P5"/>
      <text:p text:style-name="P5">Au début de l'informatique, IBM et Digital Equipment Corporation étaient en compétition pour devenir le producteur principal de matériel informatique. Cependant, ces deux manufactureurs produisaient des équipements qui ne pouvaient pas communiquer entre eux, ils étaient incompatibles. Si j'achète un ordinateur IBM, je devais acheter un écran IBM, une imprimante IBM...</text:p>
      <text:p text:style-name="P5"/>
      <text:p text:style-name="P5">Mais une telle configuration n'est pas souhaitable d'un point de vue économique, et c'est donc à cette époque que les International Organizations for Standards (ISO) ont définit un standard de communication, en développant le modèle OSI (Open System Interconnect). Mais en parallèle, le département de la Défense Américaine a développé un autre standard, le modèle TCP/IP, qui peut être vu comme une version simplifiée du modèle OSI. C'est dans un premier temps le modèle TCP/IP qui s'est imposé comme un standard de l'industrie.</text:p>
      <text:p text:style-name="P5"/>
      <text:p text:style-name="P5">Pour comprendre chacun de ces modèles, il faut dans un premier temps comprendre les approches "par couche" (<text:span text:style-name="T1">layer approaches</text:span><text:span text:style-name="T2">). Prenons l'exemple du bureau d'une entreprise. On a différents employés, avec différentes tâches : l'accounting est chargé des finances et de verser les salaires ; le maintenance staff est chargé d'entretenir les machines et le bâtiment, le / la secrétaire est chargé(e) de l'emploi du temps etc... L'intérêt d'une telle approche, c'est que le travail est divisé entre plusieurs acteurs, et dès qu'un travail n'est pas fait correctement (les salaires n'ont pas été versés), on sait qui est responsable de cette erreur (accounting), et à qui on doit aller parler.</text:span></text:p>
      <text:p text:style-name="P6"/>
      <text:p text:style-name="P5"><text:span text:style-name="T2">C'est pourquoi les modèles OSI et TCP/IP ont une approche par </text:span><text:span text:style-name="T1">layer</text:span><text:span text:style-name="T2">, et pourquoi il est important de comprendre quelle couche a quel rôle, pour ensuite savoir où l'éventuel problème se situe dans le network. Voici un résumé des modèles OSI et TCP/IP :</text:span></text:p>
      <text:p text:style-name="P6"/>
      <text:p text:style-name="P6"/>
      <text:p text:style-name="P6"><draw:frame draw:style-name="fr1" draw:name="images1" text:anchor-type="paragraph" svg:x="1.625cm" svg:y="0.058cm" svg:width="13.748cm" svg:height="8.759cm" draw:z-index="0"><draw:image xlink:href="Pictures/2000000700007F5400005123E96F84A6.svm" xlink:type="simple" xlink:show="embed" xlink:actuate="onLoad"/></draw:frame></text:p>
      <text:p text:style-name="P6"/>
      <text:p text:style-name="P6"><text:soft-page-break/></text:p>
      <text:p text:style-name="P5"><text:span text:style-name="T2"><text:s/>------ &gt; </text:span><text:span text:style-name="T3">APPLICATION LAYER</text:span></text:p>
      <text:p text:style-name="P5"><text:span text:style-name="T2">&gt; La première couche dans ces deux modèles est la couche </text:span><text:span text:style-name="T3">Application</text:span><text:span text:style-name="T2">. Cette couche désigne le point de contact entre le réseau et toutes les applications qui utilisent des fonctionnalités réseau sur notre machine, qui y sont reliées.</text:span></text:p>
      <text:p text:style-name="P5"><text:span text:style-name="T2">Par exemple, je lance mon browser, et j'entre dans la barre de recherche </text:span><text:span text:style-name="T6">https://google.com</text:span><text:span text:style-name="T2">, l'application browser va créer une requête HTTP, ce qui utilise une fonctionnalité réseau. A la création de la requête HTTP, mon browser va donc communiquer avec l'application layer.</text:span></text:p>
      <text:p text:style-name="P6"/>
      <text:p text:style-name="P6">L'application layer n'est invoquée que lorsqu'une application utilise le réseau pour l'une de ses fonctionnalités.</text:p>
      <text:p text:style-name="P6"/>
      <text:p text:style-name="P6">Différents protocoles peuvent être mobilisés dans le cadre de l'application layer (i.e. les applications utilisant des fonctionnalités réseau peuvent envoyer des données sous la forme de différents protocoles à l'application layer) : HTTP, FTP, DNS, SNMP...</text:p>
      <text:p text:style-name="P6"/>
      <text:p text:style-name="P5"><text:span text:style-name="T2"><text:s/>------&gt; </text:span><text:span text:style-name="T3">PRESENTATION LAYER</text:span></text:p>
      <text:p text:style-name="P5"><text:span text:style-name="T2">&gt; La seconde couche du modèle OSI (contenue dans la couche "Application" du modèle TCP/IP), est la couche </text:span><text:span text:style-name="T3">Presentation</text:span><text:span text:style-name="T2">. Cette couche met en forme les données qu'elle reçoit de la couche "Session", pour que la couche "Application" puisse les traiter. Si l'on reçoit des données brutes de la couche "Session", la couche "Presentation" se chargera de traduire et d'assembler ces données brutes en image, word document, ou tout autre objet pouvant être traité par l'application qui les recevra par le biais de l'application layer.</text:span></text:p>
      <text:p text:style-name="P6"/>
      <text:p text:style-name="P6">C'est également à cette couche qu'opèrent les services d'encryption type SSL, ou TLS. Typiquement, c'est à cette layer que la requête HTTP émise par un browser est encryptée par le biais de TLS, et inversement, c'est à cette layer que la requête HTTPS reçue par un serveur est décryptée.</text:p>
      <text:p text:style-name="P6"/>
      <text:p text:style-name="P5"><text:span text:style-name="T2"><text:s/>------&gt; </text:span><text:span text:style-name="T3">SESSION LAYER</text:span></text:p>
      <text:p text:style-name="P5"><text:span text:style-name="T2">&gt; On a ensuite la couche </text:span><text:span text:style-name="T3">Session</text:span><text:span text:style-name="T2"> (contenue dans la couche Application de TCP/IP). Imaginons que sur ma machine, j'ai plusieurs applications qui tournent et utilisent le réseau (Firefox, Google Chrome, et openvpn). La couche "Session" va s'occuper de créer 3 sessions différentes, de les maintenir, et de les gérer. C'est grâce à cette couche que lorsque je vais fermer Firefox, Chrome continuera d'avoir accès au réseau, de même qu'openvpn : seule la session Firefox aura été fermée.</text:span></text:p>
      <text:p text:style-name="P6"/>
      <text:p text:style-name="P6"/>
      <text:p text:style-name="P6">On remarque que ces 3 couches (ou 1 dans TCP/IP) ont la couleur bleue. On peut les regrouper, car ces couches sont traitées et gérées par l'Operating Système de l'ordinateur (Windows, Linux...), et qu'on aura que très rarement à s'en occuper directement.</text:p>
      <text:p text:style-name="P6"/>
      <text:p text:style-name="P6"/>
      <text:p text:style-name="P5"><text:span text:style-name="T2"><text:s/>------&gt; </text:span><text:span text:style-name="T3">TRANSPORT LAYER</text:span></text:p>
      <text:p text:style-name="P5"><text:span text:style-name="T2">&gt; La couche </text:span><text:span text:style-name="T3">Transport </text:span><text:span text:style-name="T2">est très importante. Lorsque les informations reçues des couches supérieures arrivent à la couche transport, cette couche va les diviser en </text:span><text:span text:style-name="T1">manageable segments</text:span><text:span text:style-name="T2">. Il s'agit de </text:span><text:span text:style-name="T4">segments</text:span><text:span text:style-name="T2"> qui pourront être envoyés par les couches inférieures.</text:span></text:p>
      <text:p text:style-name="P6"/>
      <text:p text:style-name="P6">A chaque segment, la couche transport ajoute son propre header pour encapsuler les données. Grâce à ce header, la couche transport va effectuer deux actions très importantes :</text:p>
      <text:p text:style-name="P6"/>
      <text:list xml:id="list5668891523756748448" text:style-name="L1">
        <text:list-item>
          <text:p text:style-name="P11">Premièrement, décider si les données seront transmises à la machine distante par UDP, ou TCP.</text:p>
        </text:list-item>
      </text:list>
      <text:p text:style-name="P6"/>
      <text:p text:style-name="P6"><text:soft-page-break/>Lorsque les applications ont besoin de s'assurer que son destinataire dans le réseau a bien reçu les données transmises (reliable communication), elles utilisent TCP (Transmission Control Protocol). Ce protocole force l'application à recevoir la confirmation de la réception des données par son destinataire (en l'absence de cette confirmation, les données sont envoyées une nouvelle fois).</text:p>
      <text:p text:style-name="P6"/>
      <text:p text:style-name="P6">Lorsque l'application souhaite utiliser une <text:span text:style-name="T1">unreliable communication</text:span>, elles utilisent UDP (User Datagram Protocol). Dans le cadre d'une telle communication, l'application ne demande aucune confirmation de réception par son destinataire, mais se contente d'envoyer les données. Ce qui a l'avantage d'être plus rapide, et c'est pour cela que les applications qui doivent envoyer de grandes quantités de données en temps réel (jeux en réseau, streaming...) utilisent UDP, et que parfois certains bugs surviennent (dead pixel pour un stream) car des données se sont perdues en route et n'ont pas été renvoyées.</text:p>
      <text:p text:style-name="P6"/>
      <text:list xml:id="list4274391380764962161" text:style-name="L2">
        <text:list-item>
          <text:p text:style-name="P16"><text:span text:style-name="T2">Deuxièmement, créer et gérer les </text:span><text:span text:style-name="T1">port numbers</text:span><text:span text:style-name="T2">. Un "port" n'est rien d'autre qu'un numéro qui permet d'identifier une application sur un ordinateur. Lorsque des données sont envoyées, elles sont toujours envoyées à une application précise d'un système distant : le numéro de port permet uniquement d'identifier les applications qui accèdent au réseau, afin de pouvoir diriger correctement les données reçues.</text:span></text:p>
          <text:p text:style-name="P12"/>
          <text:p text:style-name="P16"><text:span text:style-name="T2">Ainsi, la couche transport va d'abord indiquer, dans le header du segment, le port de destination des données qu'elle a transformé en segment. De cette manière, la machine distante à laquelle les données vont être envoyées, identifiée par son adresse IP, dirigera les données de ce segment vers la bonne application (si c'est le port 80, vers l'application du serveur web – genre Apache...). Note : une </text:span><text:span text:style-name="T3">socket n'est rien d'autre qu'un couple adresse IP + port </text:span><text:span text:style-name="T2">(EDIT : pas tout à fait exact. On peut avoir des sockets raw qui ne sont pas associés à une IP ou un port. Un socket est plutôt un </text:span><text:span text:style-name="T1">endpoint</text:span><text:span text:style-name="T2"> de communication décrit par un </text:span><text:span text:style-name="T1">file descriptor</text:span><text:span text:style-name="T2">).</text:span></text:p>
        </text:list-item>
      </text:list>
      <text:p text:style-name="P6"/>
      <text:list xml:id="list8613035218635947577" text:style-name="L3">
        <text:list-header>
          <text:p text:style-name="P17"><text:span text:style-name="T2">Mais la couche transport va également dans le header indiquer un </text:span><text:span text:style-name="T1">source port number</text:span><text:span text:style-name="T2">. On en a besoin dans le cas où </text:span><text:span text:style-name="T3">plusieurs</text:span><text:span text:style-name="T2"> applications sur mon ordinateur envoient des données à la même adresse IP. Dans ce cas, lorsque la réponse de cette adresse IP arrive, on a pas de moyen de savoir avec quelle application l'adresse IP distante veut discuter, à quelle application envoyer ses données (si une seule application pouvait utiliser une adresse IP à la fois, on pourrait simplement diriger les données vers l'application à partir de cette adresse IP). Ici, la réponse de la machine distante va dire : "Transmettez ces données à l'application ayant précisé le port source 58456", c'est elle qui m'a envoyé la requête.</text:span></text:p>
        </text:list-header>
      </text:list>
      <text:p text:style-name="P6"/>
      <text:p text:style-name="P8">BREF<text:span text:style-name="T8"> : à cette layer, on ajoute :</text:span></text:p>
      <text:list xml:id="list4935043533741176017" text:style-name="L4">
        <text:list-item>
          <text:p text:style-name="P13">TCP/UDP header.</text:p>
        </text:list-item>
        <text:list-item>
          <text:p text:style-name="P13">Port source, port destination.</text:p>
        </text:list-item>
      </text:list>
      <text:p text:style-name="P6"/>
      <text:p text:style-name="P6"/>
      <text:p text:style-name="P5"><text:span text:style-name="T2"><text:s/>------&gt; </text:span><text:span text:style-name="T3">NETWORK LAYER</text:span></text:p>
      <text:p text:style-name="P5"><text:span text:style-name="T2">&gt; Lorsque la couche </text:span><text:span text:style-name="T3">Network </text:span><text:span text:style-name="T2">reçoit un segment de la couche transport, elle va ajouter un autre header à ce segment, qui sera désormais appelé un "paquet" (</text:span><text:span text:style-name="T1">packet</text:span><text:span text:style-name="T2">).</text:span></text:p>
      <text:p text:style-name="P6"/>
      <text:p text:style-name="P5"><text:span text:style-name="T2">Il s'agit de la couche qui va gérer le IP addressing. On verra ça plus tard en détail, mais de manière générale, c'est la network layer qui va ajouter l'adresse IP aux paquets. Cette couche va également trouver le meilleur chemin pour envoyer les données, en comparant les adresses IP et, si l'adresse de destination n'est pas dans le subnet, trouver la route la plus rapide de l'adresse IP A à l'adresse IP B</text:span><text:span text:style-name="T2"><text:note text:id="ftn1" text:note-class="footnote"><text:note-citation>1</text:note-citation><text:note-body><text:p text:style-name="P9"><text:s/>: Note sur le router. D'après ce que je comprends, lorsque l'adresse de destination n'est pas celle d'un ordinateur local, la requête va passer par le router. Celui-ci gardera en mémoire l'adresse locale source, ainsi que le port source, transmettra la requête à la machine distante en WAN, et forwardera la réponse à l'adresse locale ayant envoyé la requête, en précisant le port source.</text:p></text:note-body></text:note></text:span><text:span text:style-name="T2">.</text:span></text:p>
      <text:p text:style-name="P6"><text:soft-page-break/></text:p>
      <text:p text:style-name="P6">Dans le cadre du protocole <text:span text:style-name="T7">IP</text:span>, une valeur appelée <text:span text:style-name="T1">checksum</text:span> est également intégrée au header, pour vérifier l'intégrité des données transmises.</text:p>
      <text:p text:style-name="P6"/>
      <text:p text:style-name="P8">BREF<text:span text:style-name="T8"> : à cette layer, on ajoute :</text:span></text:p>
      <text:list xml:id="list7905524077424140795" text:style-name="L5">
        <text:list-item>
          <text:p text:style-name="P14">Adresse IP source, adresse IP destination.</text:p>
        </text:list-item>
        <text:list-item>
          <text:p text:style-name="P14">Un <text:span text:style-name="T1">checksum </text:span>de vérification d'intégrité.</text:p>
        </text:list-item>
      </text:list>
      <text:p text:style-name="P6"/>
      <text:p text:style-name="P6"/>
      <text:p text:style-name="P6"/>
      <text:p text:style-name="P5"><text:span text:style-name="T2"><text:s/>------&gt; </text:span><text:span text:style-name="T3">DATA LINK LAYER</text:span></text:p>
      <text:p text:style-name="P5"><text:span text:style-name="T2">&gt; Lorsque la couche </text:span><text:span text:style-name="T3">Data link </text:span><text:span text:style-name="T2">reçoit des informations de la couche Network, elle va y ajouter à son </text:span><text:span text:style-name="T2">tour un header. Le paquet sera alors appelé </text:span><text:span text:style-name="T1">Frame</text:span><text:span text:style-name="T2">.</text:span></text:p>
      <text:p text:style-name="P6"/>
      <text:p text:style-name="P6">Cette couche est responsable du MAC Addressing. Une adresse MAC (Media Access Control) est associée à chaque carte d'interface réseau sur chaque ordinateur. L'adresse MAC va simplement permettre de savoir à quel appareil se réfère quelle adresse IP locale lorsque des données seront reçues, car <text:span text:style-name="T7">les données par ethernet sont toujours envoyées d'une MAC address, avec pour destination une autre MAC address</text:span>. Les adresses MAC ne valent qu'au sein d'un réseau local.</text:p>
      <text:p text:style-name="P6"/>
      <text:p text:style-name="P6">IMPORTANT (relation entre MAC address et IP) :</text:p>
      <text:p text:style-name="P6"><text:a xlink:type="simple" xlink:href="https://www.howtogeek.com/169540/what-exactly-is-a-mac-address-used-for/" text:style-name="Internet_20_link" text:visited-style-name="Visited_20_Internet_20_Link">https://www.howtogeek.com/169540/what-exactly-is-a-mac-address-used-for/</text:a></text:p>
      <text:p text:style-name="P6"/>
      <text:p text:style-name="P6">Imaginons qu'un ordinateur veuille envoyer des données à un autre ordinateur. On construit donc le paquet, couche par couche (la couche application crée le paquet, met en forme, gère la session ; on décide d'utiliser TCP / UDP, on précise le port source et le port de destination pour savoir à qui on veut parler et à qui répondre, puis on gère l'IP adressing). Lorsqu'on arrive à la layer Data link, on sait donc qu'on veut envoyer les données à l'adresse IP x.x.x.x.</text:p>
      <text:p text:style-name="P6"/>
      <text:p text:style-name="P6">La première chose qu'on fait, c'est vérifier si cette adresse se trouve dans le réseau local, ou non. Si l'adresse est dans le réseau local, on ajoute au paquet l'adresse MAC de l'ordinateur auquel on veut envoyer le paquet, et on peut directement l'envoyer à l'adresse MAC de destination. Si l'adresse n'est pas dans le réseau local, l'adresse MAC de destination sera celle du routeur, puisqu'on enverra les données au routeur, mais l'adresse IP sera toujours celle de la destination (pas du routeur). De là, le routeur verra s'il peut directement atteindre l'adresse IP de destination ; sinon, il passe les données à un autre routeur, et ainsi de suite.</text:p>
      <text:p text:style-name="P6"/>
      <text:p text:style-name="P6"/>
      <text:p text:style-name="P6"/>
      <text:p text:style-name="P6">Cette couche va également procéder au contrôle d'erreur, en vérifiant que les données reçues de la couche Network n'ont pas été corrompues et sont bien correctes (plusieurs mécanismes peuvent être utilisés pour cela, Cyclic Redundancy Check CRC, Parity Check, ...). On a donc un mécanisme d'error checking sur la Link Layer, en plus de la transport layer.</text:p>
      <text:p text:style-name="P6"/>
      <text:p text:style-name="P8">BREF<text:span text:style-name="T8"> : à cette layer, on ajoute :</text:span></text:p>
      <text:list xml:id="list7157183808359982444" text:style-name="L6">
        <text:list-item>
          <text:p text:style-name="P15">Check header.</text:p>
        </text:list-item>
        <text:list-item>
          <text:p text:style-name="P15">Adresse MAC source, adresse MAC destination.</text:p>
        </text:list-item>
      </text:list>
      <text:p text:style-name="P6"/>
      <text:p text:style-name="P6"/>
      <text:p text:style-name="P6"/>
      <text:p text:style-name="P5"><text:soft-page-break/><text:span text:style-name="T2"><text:s/>------&gt; </text:span><text:span text:style-name="T3">PHYSICAL LAYER</text:span></text:p>
      <text:p text:style-name="P5"><text:span text:style-name="T2">&gt; C'est lors de la </text:span><text:span text:style-name="T3">Physical layer </text:span><text:span text:style-name="T2">que les transferts de données sont effectués en pratique. C'est donc à cette layer que les données seront envoyées, sous la forme de 0 et de 1, au travers des cables connectant les ordinateurs entre eux en LAN, et connectant les LAN aux ISP dans le cadre de réseaux WAN.</text:span></text:p>
      <text:p text:style-name="P6"/>
      <text:p text:style-name="P6"/>
      <text:p text:style-name="P6"/>
      <text:p text:style-name="P6">Il faut bien voir que toutes ces différentes couches sont indépendantes les unes des autres, et que les changements affectant une des couches n'affecte en rien les autres couches, tant que les données sont transmises et reçues par les autres couches de manière conforme (exemple : pour la Physical Layer, on peut transmettre les données à la couche Data Link via Ethernet ou via une connection Wireless, peu importe pour la Data Link. De même, si on se met à utiliser des Ipv6, cela ne concernera que la couche Network.</text:p>
      <text:p text:style-name="P6"/>
      <text:p text:style-name="P6"/>
      <text:p text:style-name="P6"/>
      <text:p text:style-name="P2"><text:span text:style-name="T2">EXEMPLE</text:span><text:span text:style-name="T5"> :</text:span></text:p>
      <text:p text:style-name="P6"/>
      <text:p text:style-name="P6">Prenons premièrement un exemple très simple de deux ordinateurs voulant s'envoyer des données entre eux. Voir vidéo "OSI model example" dans le dossier courant.</text:p>
      <text:p text:style-name="P6"/>
      <text:p text:style-name="P6"/>
      <text:p text:style-name="P7">HOW ROUTERS WORK ?</text:p>
      <text:p text:style-name="P6"/>
      <text:p text:style-name="P6"><draw:frame draw:style-name="fr1" draw:name="images2" text:anchor-type="paragraph" svg:x="1.827cm" svg:y="0.042cm" svg:width="7.489cm" svg:height="7.858cm" draw:z-index="1"><draw:image xlink:href="Pictures/2000000700001D4100001EB3596999C7.svm" xlink:type="simple" xlink:show="embed" xlink:actuate="onLoad"/></draw:frame></text:p>
      <text:p text:style-name="P6"/>
      <text:p text:style-name="P6">Schématiquement, on peut dire que le schéma ci-dessus représente l'intégration des routeurs dans le modèle OSI. Le routeur reçoit en effet les données que l'utilisateur n°1 veut envoyer au travers d'internet, sous la forme de bits, par le biais de la Physical layer.</text:p>
      <text:p text:style-name="P6"/>
      <text:p text:style-name="P6">Il s'agit ensuite pour le routeur d'accéder aux informations du header de la couche Network (pour cela, est-ce qu'il retire le header de la couche Data Link, ou l'ignore simplement ?). C'est pourquoi on revient à la couche Network.</text:p>
      <text:p text:style-name="P6"/>
      <text:p text:style-name="P6">Depuis ce header, le routeur récupère l'adresse de destination. A partir de cette adresse, le routeur <text:soft-page-break/>examine sa "routing table" pour trouver le meilleur chemin par lequel envoyer les données. La routing table contient typiquement les ordinateurs présents dans le réseau local, ou les routes spécifiquement définies par l'administrateur réseau, mais surtout une route par défaut lorsqu'aucune route spécifique de la routing table ne convient. Dans les petits réseaux ou les réseaux domestiques, la défault route envoie simplement tout le traffic non-local à l'ISP, avec l'adresse de destination.</text:p>
      <text:p text:style-name="P6"/>
      <text:p text:style-name="P6">Une fois que le routeur a décidé ce qu'il voulait faire avec le paquet en fonction de l'adresse de destination, il re-construit la frame et envoie les données en repassant par les couches 2 puis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21M41S</meta:editing-duration>
    <meta:editing-cycles>15</meta:editing-cycles>
    <meta:generator>OpenOffice/4.1.11$Win32 OpenOffice.org_project/4111m1$Build-9808</meta:generator>
    <dc:date>2022-02-19T15:28:08.84</dc:date>
    <meta:document-statistic meta:table-count="0" meta:image-count="2" meta:object-count="0" meta:page-count="6" meta:paragraph-count="59" meta:word-count="2223" meta:character-count="13686"/>
    <meta:user-defined meta:name="Info 1"/>
    <meta:user-defined meta:name="Info 2"/>
    <meta:user-defined meta:name="Info 3"/>
    <meta:user-defined meta:name="Info 4"/>
  </office:meta>
</office:document-meta>
</file>